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512 Samples</text:p>
          </table:table-cell>
          <table:table-cell table:style-name="ce1" office:value-type="string">
            <text:p>500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15356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C7]/[.B7]" office:value-type="float" office:value="0.666666666666667">
            <text:p>0,67</text:p>
          </table:table-cell>
          <table:table-cell table:formula="of:=[.D7]/[.B7]" office:value-type="float" office:value="0.666666666666667">
            <text:p>0,6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[.C8]/[.B8]" office:value-type="float" office:value="0.75">
            <text:p>0,75</text:p>
          </table:table-cell>
          <table:table-cell table:formula="of:=[.D8]/[.B8]" office:value-type="float" office:value="0.75">
            <text:p>0,7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C9]/[.B9]" office:value-type="float" office:value="0.8">
            <text:p>0,8</text:p>
          </table:table-cell>
          <table:table-cell table:formula="of:=[.D9]/[.B9]" office:value-type="float" office:value="0.8">
            <text:p>0,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0]/[.B10]" office:value-type="float" office:value="0.666666666666667">
            <text:p>0,67</text:p>
          </table:table-cell>
          <table:table-cell table:formula="of:=[.D10]/[.B10]" office:value-type="float" office:value="0.833333333333333">
            <text:p>0,8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formula="of:=[.C11]/[.B11]" office:value-type="float" office:value="0.714285714285714">
            <text:p>0,71</text:p>
          </table:table-cell>
          <table:table-cell table:formula="of:=[.D11]/[.B11]" office:value-type="float" office:value="0.714285714285714">
            <text:p>0,7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formula="of:=[.C12]/[.B12]" office:value-type="float" office:value="0.75">
            <text:p>0,75</text:p>
          </table:table-cell>
          <table:table-cell table:formula="of:=[.D12]/[.B12]" office:value-type="float" office:value="0.75">
            <text:p>0,7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13]/[.B13]" office:value-type="float" office:value="0.666666666666667">
            <text:p>0,67</text:p>
          </table:table-cell>
          <table:table-cell table:formula="of:=[.D13]/[.B13]" office:value-type="float" office:value="0.777777777777778">
            <text:p>0,7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14]/[.B14]" office:value-type="float" office:value="0.7">
            <text:p>0,7</text:p>
          </table:table-cell>
          <table:table-cell table:formula="of:=[.D14]/[.B14]" office:value-type="float" office:value="0.8">
            <text:p>0,8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table:formula="of:=[.C15]/[.B15]" office:value-type="float" office:value="0.727272727272727">
            <text:p>0,73</text:p>
          </table:table-cell>
          <table:table-cell table:formula="of:=[.D15]/[.B15]" office:value-type="float" office:value="0.727272727272727">
            <text:p>0,73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table:formula="of:=[.C16]/[.B16]" office:value-type="float" office:value="0.75">
            <text:p>0,75</text:p>
          </table:table-cell>
          <table:table-cell table:formula="of:=[.D16]/[.B16]" office:value-type="float" office:value="0.75">
            <text:p>0,75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17]/[.B17]" office:value-type="float" office:value="0.692307692307692">
            <text:p>0,69</text:p>
          </table:table-cell>
          <table:table-cell table:formula="of:=[.D17]/[.B17]" office:value-type="float" office:value="0.769230769230769">
            <text:p>0,77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18]/[.B18]" office:value-type="float" office:value="0.714285714285714">
            <text:p>0,71</text:p>
          </table:table-cell>
          <table:table-cell table:formula="of:=[.D18]/[.B18]" office:value-type="float" office:value="0.785714285714286">
            <text:p>0,79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table:formula="of:=[.C19]/[.B19]" office:value-type="float" office:value="0.733333333333333">
            <text:p>0,73</text:p>
          </table:table-cell>
          <table:table-cell table:formula="of:=[.D19]/[.B19]" office:value-type="float" office:value="0.733333333333333">
            <text:p>0,7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table:formula="of:=[.C20]/[.B20]" office:value-type="float" office:value="0.75">
            <text:p>0,75</text:p>
          </table:table-cell>
          <table:table-cell table:formula="of:=[.D20]/[.B20]" office:value-type="float" office:value="0.75">
            <text:p>0,75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21]/[.B21]" office:value-type="float" office:value="0.705882352941176">
            <text:p>0,71</text:p>
          </table:table-cell>
          <table:table-cell table:formula="of:=[.D21]/[.B21]" office:value-type="float" office:value="0.764705882352941">
            <text:p>0,7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22]/[.B22]" office:value-type="float" office:value="0.722222222222222">
            <text:p>0,72</text:p>
          </table:table-cell>
          <table:table-cell table:formula="of:=[.D22]/[.B22]" office:value-type="float" office:value="0.777777777777778">
            <text:p>0,78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23]/[.B23]" office:value-type="float" office:value="0.736842105263158">
            <text:p>0,74</text:p>
          </table:table-cell>
          <table:table-cell table:formula="of:=[.D23]/[.B23]" office:value-type="float" office:value="0.789473684210526">
            <text:p>0,79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24]/[.B24]" office:value-type="float" office:value="0.7">
            <text:p>0,7</text:p>
          </table:table-cell>
          <table:table-cell table:formula="of:=[.D24]/[.B24]" office:value-type="float" office:value="0.75">
            <text:p>0,7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25]/[.B25]" office:value-type="float" office:value="0.714285714285714">
            <text:p>0,71</text:p>
          </table:table-cell>
          <table:table-cell table:formula="of:=[.D25]/[.B25]" office:value-type="float" office:value="0.761904761904762">
            <text:p>0,76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26]/[.B26]" office:value-type="float" office:value="0.727272727272727">
            <text:p>0,73</text:p>
          </table:table-cell>
          <table:table-cell table:formula="of:=[.D26]/[.B26]" office:value-type="float" office:value="0.772727272727273">
            <text:p>0,77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27]/[.B27]" office:value-type="float" office:value="0.739130434782609">
            <text:p>0,74</text:p>
          </table:table-cell>
          <table:table-cell table:formula="of:=[.D27]/[.B27]" office:value-type="float" office:value="0.782608695652174">
            <text:p>0,78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28]/[.B28]" office:value-type="float" office:value="0.708333333333333">
            <text:p>0,71</text:p>
          </table:table-cell>
          <table:table-cell table:formula="of:=[.D28]/[.B28]" office:value-type="float" office:value="0.75">
            <text:p>0,75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29]/[.B29]" office:value-type="float" office:value="0.72">
            <text:p>0,72</text:p>
          </table:table-cell>
          <table:table-cell table:formula="of:=[.D29]/[.B29]" office:value-type="float" office:value="0.76">
            <text:p>0,76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C30]/[.B30]" office:value-type="float" office:value="0.730769230769231">
            <text:p>0,73</text:p>
          </table:table-cell>
          <table:table-cell table:formula="of:=[.D30]/[.B30]" office:value-type="float" office:value="0.769230769230769">
            <text:p>0,77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[.C31]/[.B31]" office:value-type="float" office:value="0.703703703703704">
            <text:p>0,7</text:p>
          </table:table-cell>
          <table:table-cell table:formula="of:=[.D31]/[.B31]" office:value-type="float" office:value="0.777777777777778">
            <text:p>0,78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C32]/[.B32]" office:value-type="float" office:value="0.714285714285714">
            <text:p>0,71</text:p>
          </table:table-cell>
          <table:table-cell table:formula="of:=[.D32]/[.B32]" office:value-type="float" office:value="0.75">
            <text:p>0,75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C33]/[.B33]" office:value-type="float" office:value="0.724137931034483">
            <text:p>0,72</text:p>
          </table:table-cell>
          <table:table-cell table:formula="of:=[.D33]/[.B33]" office:value-type="float" office:value="0.758620689655172">
            <text:p>0,76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C34]/[.B34]" office:value-type="float" office:value="0.733333333333333">
            <text:p>0,73</text:p>
          </table:table-cell>
          <table:table-cell table:formula="of:=[.D34]/[.B34]" office:value-type="float" office:value="0.766666666666667">
            <text:p>0,7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[.C35]/[.B35]" office:value-type="float" office:value="0.709677419354839">
            <text:p>0,71</text:p>
          </table:table-cell>
          <table:table-cell table:formula="of:=[.D35]/[.B35]" office:value-type="float" office:value="0.774193548387097">
            <text:p>0,77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formula="of:=[.C36]/[.B36]" office:value-type="float" office:value="0.71875">
            <text:p>0,72</text:p>
          </table:table-cell>
          <table:table-cell table:formula="of:=[.D36]/[.B36]" office:value-type="float" office:value="0.78125">
            <text:p>0,78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[.C37]/[.B37]" office:value-type="float" office:value="0.727272727272727">
            <text:p>0,73</text:p>
          </table:table-cell>
          <table:table-cell table:formula="of:=[.D37]/[.B37]" office:value-type="float" office:value="0.757575757575758">
            <text:p>0,76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C38]/[.B38]" office:value-type="float" office:value="0.735294117647059">
            <text:p>0,74</text:p>
          </table:table-cell>
          <table:table-cell table:formula="of:=[.D38]/[.B38]" office:value-type="float" office:value="0.764705882352941">
            <text:p>0,76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[.C39]/[.B39]" office:value-type="float" office:value="0.714285714285714">
            <text:p>0,71</text:p>
          </table:table-cell>
          <table:table-cell table:formula="of:=[.D39]/[.B39]" office:value-type="float" office:value="0.771428571428571">
            <text:p>0,77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formula="of:=[.C40]/[.B40]" office:value-type="float" office:value="0.722222222222222">
            <text:p>0,72</text:p>
          </table:table-cell>
          <table:table-cell table:formula="of:=[.D40]/[.B40]" office:value-type="float" office:value="0.777777777777778">
            <text:p>0,78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[.C41]/[.B41]" office:value-type="float" office:value="0.72972972972973">
            <text:p>0,73</text:p>
          </table:table-cell>
          <table:table-cell table:formula="of:=[.D41]/[.B41]" office:value-type="float" office:value="0.756756756756757">
            <text:p>0,76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[.C42]/[.B42]" office:value-type="float" office:value="0.710526315789474">
            <text:p>0,71</text:p>
          </table:table-cell>
          <table:table-cell table:formula="of:=[.D42]/[.B42]" office:value-type="float" office:value="0.763157894736842">
            <text:p>0,76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C43]/[.B43]" office:value-type="float" office:value="0.717948717948718">
            <text:p>0,72</text:p>
          </table:table-cell>
          <table:table-cell table:formula="of:=[.D43]/[.B43]" office:value-type="float" office:value="0.769230769230769">
            <text:p>0,77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formula="of:=[.C44]/[.B44]" office:value-type="float" office:value="0.725">
            <text:p>0,73</text:p>
          </table:table-cell>
          <table:table-cell table:formula="of:=[.D44]/[.B44]" office:value-type="float" office:value="0.775">
            <text:p>0,78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[.C45]/[.B45]" office:value-type="float" office:value="0.731707317073171">
            <text:p>0,73</text:p>
          </table:table-cell>
          <table:table-cell table:formula="of:=[.D45]/[.B45]" office:value-type="float" office:value="0.75609756097561">
            <text:p>0,76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formula="of:=[.C46]/[.B46]" office:value-type="float" office:value="0.714285714285714">
            <text:p>0,71</text:p>
          </table:table-cell>
          <table:table-cell table:formula="of:=[.D46]/[.B46]" office:value-type="float" office:value="0.761904761904762">
            <text:p>0,76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formula="of:=[.C47]/[.B47]" office:value-type="float" office:value="0.72093023255814">
            <text:p>0,72</text:p>
          </table:table-cell>
          <table:table-cell table:formula="of:=[.D47]/[.B47]" office:value-type="float" office:value="0.767441860465116">
            <text:p>0,77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[.C48]/[.B48]" office:value-type="float" office:value="0.727272727272727">
            <text:p>0,73</text:p>
          </table:table-cell>
          <table:table-cell table:formula="of:=[.D48]/[.B48]" office:value-type="float" office:value="0.772727272727273">
            <text:p>0,77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[.C49]/[.B49]" office:value-type="float" office:value="0.711111111111111">
            <text:p>0,71</text:p>
          </table:table-cell>
          <table:table-cell table:formula="of:=[.D49]/[.B49]" office:value-type="float" office:value="0.755555555555556">
            <text:p>0,76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formula="of:=[.C50]/[.B50]" office:value-type="float" office:value="0.717391304347826">
            <text:p>0,72</text:p>
          </table:table-cell>
          <table:table-cell table:formula="of:=[.D50]/[.B50]" office:value-type="float" office:value="0.760869565217391">
            <text:p>0,76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formula="of:=[.C51]/[.B51]" office:value-type="float" office:value="0.723404255319149">
            <text:p>0,72</text:p>
          </table:table-cell>
          <table:table-cell table:formula="of:=[.D51]/[.B51]" office:value-type="float" office:value="0.765957446808511">
            <text:p>0,77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formula="of:=[.C52]/[.B52]" office:value-type="float" office:value="0.729166666666667">
            <text:p>0,73</text:p>
          </table:table-cell>
          <table:table-cell table:formula="of:=[.D52]/[.B52]" office:value-type="float" office:value="0.770833333333333">
            <text:p>0,77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formula="of:=[.C53]/[.B53]" office:value-type="float" office:value="0.714285714285714">
            <text:p>0,71</text:p>
          </table:table-cell>
          <table:table-cell table:formula="of:=[.D53]/[.B53]" office:value-type="float" office:value="0.775510204081633">
            <text:p>0,78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formula="of:=[.C54]/[.B54]" office:value-type="float" office:value="0.72">
            <text:p>0,72</text:p>
          </table:table-cell>
          <table:table-cell table:formula="of:=[.D54]/[.B54]" office:value-type="float" office:value="0.76">
            <text:p>0,76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formula="of:=[.C55]/[.B55]" office:value-type="float" office:value="0.725490196078431">
            <text:p>0,73</text:p>
          </table:table-cell>
          <table:table-cell table:formula="of:=[.D55]/[.B55]" office:value-type="float" office:value="0.764705882352941">
            <text:p>0,76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formula="of:=[.C56]/[.B56]" office:value-type="float" office:value="0.711538461538462">
            <text:p>0,71</text:p>
          </table:table-cell>
          <table:table-cell table:formula="of:=[.D56]/[.B56]" office:value-type="float" office:value="0.769230769230769">
            <text:p>0,77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table:formula="of:=[.C57]/[.B57]" office:value-type="float" office:value="0.716981132075472">
            <text:p>0,72</text:p>
          </table:table-cell>
          <table:table-cell table:formula="of:=[.D57]/[.B57]" office:value-type="float" office:value="0.773584905660377">
            <text:p>0,77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formula="of:=[.C58]/[.B58]" office:value-type="float" office:value="0.722222222222222">
            <text:p>0,72</text:p>
          </table:table-cell>
          <table:table-cell table:formula="of:=[.D58]/[.B58]" office:value-type="float" office:value="0.759259259259259">
            <text:p>0,76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formula="of:=[.C59]/[.B59]" office:value-type="float" office:value="0.727272727272727">
            <text:p>0,73</text:p>
          </table:table-cell>
          <table:table-cell table:formula="of:=[.D59]/[.B59]" office:value-type="float" office:value="0.763636363636364">
            <text:p>0,76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table:formula="of:=[.C60]/[.B60]" office:value-type="float" office:value="0.714285714285714">
            <text:p>0,71</text:p>
          </table:table-cell>
          <table:table-cell table:formula="of:=[.D60]/[.B60]" office:value-type="float" office:value="0.767857142857143">
            <text:p>0,77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table:formula="of:=[.C61]/[.B61]" office:value-type="float" office:value="0.719298245614035">
            <text:p>0,72</text:p>
          </table:table-cell>
          <table:table-cell table:formula="of:=[.D61]/[.B61]" office:value-type="float" office:value="0.771929824561403">
            <text:p>0,77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table:formula="of:=[.C62]/[.B62]" office:value-type="float" office:value="0.724137931034483">
            <text:p>0,72</text:p>
          </table:table-cell>
          <table:table-cell table:formula="of:=[.D62]/[.B62]" office:value-type="float" office:value="0.758620689655172">
            <text:p>0,76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formula="of:=[.C63]/[.B63]" office:value-type="float" office:value="0.728813559322034">
            <text:p>0,73</text:p>
          </table:table-cell>
          <table:table-cell table:formula="of:=[.D63]/[.B63]" office:value-type="float" office:value="0.76271186440678">
            <text:p>0,76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table:formula="of:=[.C64]/[.B64]" office:value-type="float" office:value="0.716666666666667">
            <text:p>0,72</text:p>
          </table:table-cell>
          <table:table-cell table:formula="of:=[.D64]/[.B64]" office:value-type="float" office:value="0.766666666666667">
            <text:p>0,77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table:formula="of:=[.C65]/[.B65]" office:value-type="float" office:value="0.721311475409836">
            <text:p>0,72</text:p>
          </table:table-cell>
          <table:table-cell table:formula="of:=[.D65]/[.B65]" office:value-type="float" office:value="0.770491803278688">
            <text:p>0,77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formula="of:=[.C66]/[.B66]" office:value-type="float" office:value="0.725806451612903">
            <text:p>0,73</text:p>
          </table:table-cell>
          <table:table-cell table:formula="of:=[.D66]/[.B66]" office:value-type="float" office:value="0.774193548387097">
            <text:p>0,77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formula="of:=[.C67]/[.B67]" office:value-type="float" office:value="0.714285714285714">
            <text:p>0,71</text:p>
          </table:table-cell>
          <table:table-cell table:formula="of:=[.D67]/[.B67]" office:value-type="float" office:value="0.761904761904762">
            <text:p>0,76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formula="of:=[.C68]/[.B68]" office:value-type="float" office:value="0.71875">
            <text:p>0,72</text:p>
          </table:table-cell>
          <table:table-cell table:formula="of:=[.D68]/[.B68]" office:value-type="float" office:value="0.765625">
            <text:p>0,77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formula="of:=[.C69]/[.B69]" office:value-type="float" office:value="0.723076923076923">
            <text:p>0,72</text:p>
          </table:table-cell>
          <table:table-cell table:formula="of:=[.D69]/[.B69]" office:value-type="float" office:value="0.769230769230769">
            <text:p>0,77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table:formula="of:=[.C70]/[.B70]" office:value-type="float" office:value="0.727272727272727">
            <text:p>0,73</text:p>
          </table:table-cell>
          <table:table-cell table:formula="of:=[.D70]/[.B70]" office:value-type="float" office:value="0.772727272727273">
            <text:p>0,77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table:formula="of:=[.C71]/[.B71]" office:value-type="float" office:value="0.716417910447761">
            <text:p>0,72</text:p>
          </table:table-cell>
          <table:table-cell table:formula="of:=[.D71]/[.B71]" office:value-type="float" office:value="0.761194029850746">
            <text:p>0,76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table:formula="of:=[.C72]/[.B72]" office:value-type="float" office:value="0.720588235294118">
            <text:p>0,72</text:p>
          </table:table-cell>
          <table:table-cell table:formula="of:=[.D72]/[.B72]" office:value-type="float" office:value="0.764705882352941">
            <text:p>0,76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formula="of:=[.C73]/[.B73]" office:value-type="float" office:value="0.72463768115942">
            <text:p>0,72</text:p>
          </table:table-cell>
          <table:table-cell table:formula="of:=[.D73]/[.B73]" office:value-type="float" office:value="0.768115942028985">
            <text:p>0,77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formula="of:=[.C74]/[.B74]" office:value-type="float" office:value="0.714285714285714">
            <text:p>0,71</text:p>
          </table:table-cell>
          <table:table-cell table:formula="of:=[.D74]/[.B74]" office:value-type="float" office:value="0.771428571428571">
            <text:p>0,77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table:formula="of:=[.C75]/[.B75]" office:value-type="float" office:value="0.71830985915493">
            <text:p>0,72</text:p>
          </table:table-cell>
          <table:table-cell table:formula="of:=[.D75]/[.B75]" office:value-type="float" office:value="0.76056338028169">
            <text:p>0,76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table:formula="of:=[.C76]/[.B76]" office:value-type="float" office:value="0.722222222222222">
            <text:p>0,72</text:p>
          </table:table-cell>
          <table:table-cell table:formula="of:=[.D76]/[.B76]" office:value-type="float" office:value="0.763888888888889">
            <text:p>0,76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table:formula="of:=[.C77]/[.B77]" office:value-type="float" office:value="0.726027397260274">
            <text:p>0,73</text:p>
          </table:table-cell>
          <table:table-cell table:formula="of:=[.D77]/[.B77]" office:value-type="float" office:value="0.767123287671233">
            <text:p>0,77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table:formula="of:=[.C78]/[.B78]" office:value-type="float" office:value="0.716216216216216">
            <text:p>0,72</text:p>
          </table:table-cell>
          <table:table-cell table:formula="of:=[.D78]/[.B78]" office:value-type="float" office:value="0.77027027027027">
            <text:p>0,77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table:formula="of:=[.C79]/[.B79]" office:value-type="float" office:value="0.72">
            <text:p>0,72</text:p>
          </table:table-cell>
          <table:table-cell table:formula="of:=[.D79]/[.B79]" office:value-type="float" office:value="0.76">
            <text:p>0,76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formula="of:=[.C80]/[.B80]" office:value-type="float" office:value="0.723684210526316">
            <text:p>0,72</text:p>
          </table:table-cell>
          <table:table-cell table:formula="of:=[.D80]/[.B80]" office:value-type="float" office:value="0.763157894736842">
            <text:p>0,76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table:formula="of:=[.C81]/[.B81]" office:value-type="float" office:value="0.727272727272727">
            <text:p>0,73</text:p>
          </table:table-cell>
          <table:table-cell table:formula="of:=[.D81]/[.B81]" office:value-type="float" office:value="0.766233766233766">
            <text:p>0,77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table:formula="of:=[.C82]/[.B82]" office:value-type="float" office:value="0.717948717948718">
            <text:p>0,72</text:p>
          </table:table-cell>
          <table:table-cell table:formula="of:=[.D82]/[.B82]" office:value-type="float" office:value="0.769230769230769">
            <text:p>0,77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table:formula="of:=[.C83]/[.B83]" office:value-type="float" office:value="0.721518987341772">
            <text:p>0,72</text:p>
          </table:table-cell>
          <table:table-cell table:formula="of:=[.D83]/[.B83]" office:value-type="float" office:value="0.772151898734177">
            <text:p>0,77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formula="of:=[.C84]/[.B84]" office:value-type="float" office:value="0.725">
            <text:p>0,73</text:p>
          </table:table-cell>
          <table:table-cell table:formula="of:=[.D84]/[.B84]" office:value-type="float" office:value="0.7625">
            <text:p>0,76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table:formula="of:=[.C85]/[.B85]" office:value-type="float" office:value="0.716049382716049">
            <text:p>0,72</text:p>
          </table:table-cell>
          <table:table-cell table:formula="of:=[.D85]/[.B85]" office:value-type="float" office:value="0.765432098765432">
            <text:p>0,77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table:formula="of:=[.C86]/[.B86]" office:value-type="float" office:value="0.719512195121951">
            <text:p>0,72</text:p>
          </table:table-cell>
          <table:table-cell table:formula="of:=[.D86]/[.B86]" office:value-type="float" office:value="0.768292682926829">
            <text:p>0,77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table:formula="of:=[.C87]/[.B87]" office:value-type="float" office:value="0.72289156626506">
            <text:p>0,72</text:p>
          </table:table-cell>
          <table:table-cell table:formula="of:=[.D87]/[.B87]" office:value-type="float" office:value="0.771084337349398">
            <text:p>0,77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formula="of:=[.C88]/[.B88]" office:value-type="float" office:value="0.726190476190476">
            <text:p>0,73</text:p>
          </table:table-cell>
          <table:table-cell table:formula="of:=[.D88]/[.B88]" office:value-type="float" office:value="0.761904761904762">
            <text:p>0,76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table:formula="of:=[.C89]/[.B89]" office:value-type="float" office:value="0.717647058823529">
            <text:p>0,72</text:p>
          </table:table-cell>
          <table:table-cell table:formula="of:=[.D89]/[.B89]" office:value-type="float" office:value="0.764705882352941">
            <text:p>0,76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formula="of:=[.C90]/[.B90]" office:value-type="float" office:value="0.72093023255814">
            <text:p>0,72</text:p>
          </table:table-cell>
          <table:table-cell table:formula="of:=[.D90]/[.B90]" office:value-type="float" office:value="0.767441860465116">
            <text:p>0,77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formula="of:=[.C91]/[.B91]" office:value-type="float" office:value="0.724137931034483">
            <text:p>0,72</text:p>
          </table:table-cell>
          <table:table-cell table:formula="of:=[.D91]/[.B91]" office:value-type="float" office:value="0.770114942528736">
            <text:p>0,77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formula="of:=[.C92]/[.B92]" office:value-type="float" office:value="0.715909090909091">
            <text:p>0,72</text:p>
          </table:table-cell>
          <table:table-cell table:formula="of:=[.D92]/[.B92]" office:value-type="float" office:value="0.761363636363636">
            <text:p>0,76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table:formula="of:=[.C93]/[.B93]" office:value-type="float" office:value="0.719101123595506">
            <text:p>0,72</text:p>
          </table:table-cell>
          <table:table-cell table:formula="of:=[.D93]/[.B93]" office:value-type="float" office:value="0.764044943820225">
            <text:p>0,76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table:formula="of:=[.C94]/[.B94]" office:value-type="float" office:value="0.722222222222222">
            <text:p>0,72</text:p>
          </table:table-cell>
          <table:table-cell table:formula="of:=[.D94]/[.B94]" office:value-type="float" office:value="0.766666666666667">
            <text:p>0,77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table:formula="of:=[.C95]/[.B95]" office:value-type="float" office:value="0.725274725274725">
            <text:p>0,73</text:p>
          </table:table-cell>
          <table:table-cell table:formula="of:=[.D95]/[.B95]" office:value-type="float" office:value="0.769230769230769">
            <text:p>0,77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table:formula="of:=[.C96]/[.B96]" office:value-type="float" office:value="0.717391304347826">
            <text:p>0,72</text:p>
          </table:table-cell>
          <table:table-cell table:formula="of:=[.D96]/[.B96]" office:value-type="float" office:value="0.760869565217391">
            <text:p>0,76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table:formula="of:=[.C97]/[.B97]" office:value-type="float" office:value="0.720430107526882">
            <text:p>0,72</text:p>
          </table:table-cell>
          <table:table-cell table:formula="of:=[.D97]/[.B97]" office:value-type="float" office:value="0.763440860215054">
            <text:p>0,76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table:formula="of:=[.C98]/[.B98]" office:value-type="float" office:value="0.723404255319149">
            <text:p>0,72</text:p>
          </table:table-cell>
          <table:table-cell table:formula="of:=[.D98]/[.B98]" office:value-type="float" office:value="0.765957446808511">
            <text:p>0,77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table:formula="of:=[.C99]/[.B99]" office:value-type="float" office:value="0.726315789473684">
            <text:p>0,73</text:p>
          </table:table-cell>
          <table:table-cell table:formula="of:=[.D99]/[.B99]" office:value-type="float" office:value="0.768421052631579">
            <text:p>0,77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table:formula="of:=[.C100]/[.B100]" office:value-type="float" office:value="0.71875">
            <text:p>0,72</text:p>
          </table:table-cell>
          <table:table-cell table:formula="of:=[.D100]/[.B100]" office:value-type="float" office:value="0.770833333333333">
            <text:p>0,77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table:formula="of:=[.C101]/[.B101]" office:value-type="float" office:value="0.721649484536082">
            <text:p>0,72</text:p>
          </table:table-cell>
          <table:table-cell table:formula="of:=[.D101]/[.B101]" office:value-type="float" office:value="0.762886597938144">
            <text:p>0,76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table:formula="of:=[.C102]/[.B102]" office:value-type="float" office:value="0.724489795918367">
            <text:p>0,72</text:p>
          </table:table-cell>
          <table:table-cell table:formula="of:=[.D102]/[.B102]" office:value-type="float" office:value="0.76530612244898">
            <text:p>0,77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table:formula="of:=[.C103]/[.B103]" office:value-type="float" office:value="0.717171717171717">
            <text:p>0,72</text:p>
          </table:table-cell>
          <table:table-cell table:formula="of:=[.D103]/[.B103]" office:value-type="float" office:value="0.767676767676768">
            <text:p>0,77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table:formula="of:=[.C104]/[.B104]" office:value-type="float" office:value="0.72">
            <text:p>0,72</text:p>
          </table:table-cell>
          <table:table-cell table:formula="of:=[.D104]/[.B104]" office:value-type="float" office:value="0.77">
            <text:p>0,77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721327544777868">
            <text:p>0,72</text:p>
          </table:table-cell>
          <table:table-cell table:style-name="ce4" table:formula="of:=SUM([.F5:.F104])/100" office:value-type="float" office:value="0.764956985390548">
            <text:p>0,76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16:2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3M13S</meta:editing-duration>
    <meta:editing-cycles>69</meta:editing-cycles>
    <meta:generator>OpenOffice.org/3.4.1$Win32 OpenOffice.org_project/341m1$Build-9593</meta:generator>
    <dc:date>2013-05-01T16:29:33.78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